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dc4" officeooo:paragraph-rsid="0000edc4"/>
    </style:style>
    <style:style style:name="P2" style:family="paragraph" style:parent-style-name="Standard">
      <style:text-properties officeooo:rsid="0000edc4" officeooo:paragraph-rsid="0002132c"/>
    </style:style>
    <style:style style:name="P3" style:family="paragraph" style:parent-style-name="Standard">
      <style:text-properties officeooo:rsid="0002132c" officeooo:paragraph-rsid="0002132c"/>
    </style:style>
    <style:style style:name="P4" style:family="paragraph" style:parent-style-name="Standard">
      <style:text-properties officeooo:rsid="00040a7b" officeooo:paragraph-rsid="00040a7b"/>
    </style:style>
    <style:style style:name="P5" style:family="paragraph" style:parent-style-name="Standard">
      <style:text-properties fo:font-weight="bold" officeooo:rsid="0000edc4" officeooo:paragraph-rsid="0000edc4" style:font-weight-asian="bold" style:font-weight-complex="bold"/>
    </style:style>
    <style:style style:name="P6" style:family="paragraph" style:parent-style-name="Standard">
      <style:paragraph-properties fo:text-align="center" style:justify-single-word="false"/>
      <style:text-properties fo:font-weight="bold" officeooo:rsid="000510d6" officeooo:paragraph-rsid="000510d6" style:font-weight-asian="bold" style:font-weight-complex="bold"/>
    </style:style>
    <style:style style:name="P7" style:family="paragraph" style:parent-style-name="Standard">
      <style:text-properties officeooo:rsid="0006550d" officeooo:paragraph-rsid="0006550d"/>
    </style:style>
    <style:style style:name="P8" style:family="paragraph" style:parent-style-name="Standard">
      <style:text-properties officeooo:rsid="000769dc" officeooo:paragraph-rsid="000769dc"/>
    </style:style>
    <style:style style:name="T1" style:family="text">
      <style:text-properties officeooo:rsid="0002132c"/>
    </style:style>
    <style:style style:name="T2" style:family="text">
      <style:text-properties fo:font-weight="bold" style:font-weight-asian="bold" style:font-weight-complex="bold"/>
    </style:style>
    <style:style style:name="T3" style:family="text">
      <style:text-properties fo:font-weight="bold" officeooo:rsid="0002132c" style:font-weight-asian="bold" style:font-weight-complex="bold"/>
    </style:style>
    <style:style style:name="T4" style:family="text">
      <style:text-properties officeooo:rsid="000769d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ask 2 Questions 4 &amp; 6 - Chris Park</text:p>
      <text:p text:style-name="P5"/>
      <text:p text:style-name="P5">Question 4)</text:p>
      <text:p text:style-name="P1"/>
      <text:p text:style-name="P2"><text:span text:style-name="T2">EntityTreeOak/</text:span><text:span text:style-name="T3">EntityTreePine:</text:span><text:span text:style-name="T1"> </text:span></text:p>
      <text:p text:style-name="P2"><text:span text:style-name="T1">Trees are bound by their roots, so it would make sense that their constraints would not allow them to attack anything. </text:span></text:p>
      <text:p text:style-name="P1"/>
      <text:p text:style-name="P1"><text:span text:style-name="T2">EntityClam</text:span>:</text:p>
      <text:p text:style-name="P3">Clams seem naturally able to attack fish, which is in line with their constraint. It could be argued that they could attack other clams, but where as a fish can swim close enough for a clam to attack it, another clam might have a difficult time getting in range.</text:p>
      <text:p text:style-name="P1"/>
      <text:p text:style-name="P7">Attackable: 1 (Clam)</text:p>
      <text:p text:style-name="P1"/>
      <text:p text:style-name="P5">EntityGhost:</text:p>
      <text:p text:style-name="P3">Here we are assuming based on the constraints that a Ghost cannot move through water. This seems reasonable. This doesn't quite explain why a Water Bird could not be attacked by a ghost. Perhaps in this instance you could argue that the water bird could evade by swimming beneath the surface for short periods of time. This leaves all land dwelling entities fair game for the Ghost. <text:span text:style-name="T4">These include:</text:span></text:p>
      <text:p text:style-name="P8">TreeOak, TreePine, Dog, BirdGround, and BirdAir.</text:p>
      <text:p text:style-name="P1"/>
      <text:p text:style-name="P7">Attackable: 2 (TreeOak), 3 (TreePine), 4 (Dog), 5 (BirdGround), 6(BirdAir)</text:p>
      <text:p text:style-name="P1"/>
      <text:p text:style-name="P5">EntityDog:</text:p>
      <text:p text:style-name="P3">The dog appears to be able to attack anything that can <text:span text:style-name="T4">logically</text:span> reached. In the case of the clam, it must be close to the surface of the water, so the dog can wade out to it. Fish can quickly swim deep enough to evade the Dog, and Air Birds can fly too high to be reached. Ghosts being the ethereal beings that they are, are invulnerable as expected.</text:p>
      <text:p text:style-name="P1"/>
      <text:p text:style-name="P7">Attackable: 7 (TreeOak), 8 (TreePine), 9 (Clam), 10 (Dog), 11 (BirdGround)</text:p>
      <text:p text:style-name="P1"/>
      <text:p text:style-name="P5">EntityFish:</text:p>
      <text:p text:style-name="P3">The fish doesn't have a lot of targets to choose from, as it's confined to the waters in which it lives. This makes all attacks unavailable save for Water Birds, Clams, and other <text:span text:style-name="T4">F</text:span>ish.</text:p>
      <text:p text:style-name="P1"/>
      <text:p text:style-name="P7">Attackable: 12 (Clam), 13 (Fish), 14 (BirdWater)</text:p>
      <text:p text:style-name="P1"/>
      <text:p text:style-name="P5"><text:span text:style-name="T1">A_</text:span>EntityBirdGround:</text:p>
      <text:p text:style-name="P4">Ground Birds can make targets of anything that is on the ground with it, but cannot attack things in the air or the water. His swimming ability as well as his flying ability are lacking. <text:span text:style-name="T4">This leaves him able to attack TreeOak, TreePine, Dog, and BirdGround.</text:span></text:p>
      <text:p text:style-name="P1"/>
      <text:p text:style-name="P7">Attackable: 15 (TreeOak), 16 (TreePine), 17 (Dog), 18 (BirdGround)</text:p>
      <text:p text:style-name="P1"/>
      <text:p text:style-name="P5">A_EntityBirdAir:</text:p>
      <text:p text:style-name="P4">Air birds are limited to targets that it can attack by fly by. Attack<text:span text:style-name="T4">ing</text:span> a tree would be difficult as it might get caught in the branches, and anything in the water, can easily avoid it. The exception to the water types is the Water bird, as it swims on the surface. <text:span text:style-name="T4">It's Targets include Dog, BirdGround, BirdAir, and </text:span><text:soft-page-break/><text:span text:style-name="T4">BirdWater.</text:span></text:p>
      <text:p text:style-name="P1"/>
      <text:p text:style-name="P7">Attackable: 19 (Dog), 20 (BirdGround), 21 (BirdAir), 22 (BirdWater)</text:p>
      <text:p text:style-name="P1"/>
      <text:p text:style-name="P5">A_EntityBirdWater:</text:p>
      <text:p text:style-name="P4">Since the Water Bird is confined to floating upon the surface, its available targets are only those it can dive for and who share the water surface with it. Namely Fish and other Water Birds. Attacking a Clam could be argued here, but you could also claim that the beak of the bird is too small and not sharp enough to successfully attack a hard shelled clam under shallow water, even if it could reach it.</text:p>
      <text:p text:style-name="P4"/>
      <text:p text:style-name="P7">Attackable: 23 (Fish), 24 (BirdWater)</text:p>
      <text:p text:style-name="P4"/>
      <text:p text:style-name="P4"><text:span text:style-name="T2">Question 6)</text:span> </text:p>
      <text:p text:style-name="P4"/>
      <text:p text:style-name="P4">The Ground Bird cannot fly, and cannot swim, so it is limited to targets that share the ground with it.</text:p>
      <text:p text:style-name="P4">This is in contrast the Air Bird, which can attack targets in the air.</text:p>
      <text:p text:style-name="P4"/>
      <text:p text:style-name="P7"><text:span text:style-name="T2">Question 7)</text:span> </text:p>
      <text:p text:style-name="P7"/>
      <text:p text:style-name="P7">All attacks methods are implemented by interface, If a given Entity class does not implement an interface which allows attack, those methods will not be defined for the Entity. This cause the compiler to catch the lack of attack availability due to those methods not being part of the class being attack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4:46:55.657000000</meta:creation-date>
    <dc:date>2014-10-09T16:38:43.229000000</dc:date>
    <meta:editing-duration>PT1H17M24S</meta:editing-duration>
    <meta:editing-cycles>4</meta:editing-cycles>
    <meta:generator>LibreOffice/4.2.0.4$Windows_x86 LibreOffice_project/05dceb5d363845f2cf968344d7adab8dcfb2ba71</meta:generator>
    <meta:print-date>2014-10-09T16:28:30.977000000</meta:print-date>
    <meta:document-statistic meta:table-count="0" meta:image-count="0" meta:object-count="0" meta:page-count="2" meta:paragraph-count="31" meta:word-count="593" meta:character-count="3414" meta:non-whitespace-character-count="2848"/>
  </office:meta>
</office:document-meta>
</file>